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4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 style:list-style-name="L1">
      <style:text-properties style:font-name="Arial" fo:font-size="16pt" style:font-size-asian="16pt" style:font-size-complex="16pt"/>
    </style:style>
    <style:style style:name="P4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0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5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9885608" text:id="ct289885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9885088" text:id="ct2898850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9884880" text:id="ct2898848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9885504" text:id="ct2898855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8364085433378880" text:style-name="L1">
        <text:list-item>
          <text:p text:style-name="P44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4"/>
        </text:list-item>
      </text:list>
      <text:p text:style-name="Standard"/>
      <text:p text:style-name="P15"/>
      <text:p text:style-name="P2"><text:change text:change-id="ct28988560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7"><text:change text:change-id="ct28988508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89884880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ext:soft-page-break/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</text:p>
            <text:p text:style-name="P26">לַיהוָה וַיִּדְּרוּ </text:p>
            <text:p text:style-name="P26">נְדָרִים</text:p>
          </table:table-cell>
          <table:table-cell table:style-name="表26.B1" office:value-type="string">
            <text:p text:style-name="P27"/>
            <text:p text:style-name="P27"/>
            <text:p text:style-name="P27">and to fear / the men / fearing</text:p>
            <text:p text:style-name="P27"/>
            <text:p text:style-name="P27">great / entity – jehovah</text:p>
            <text:p text:style-name="P27"/>
            <text:p text:style-name="P27">and to slaughter – a slaughter</text:p>
            <text:p text:style-name="P27"/>
            <text:p text:style-name="P27">to jehovah / and to promise</text:p>
            <text:p text:style-name="P27"/>
            <text:p text:style-name="P27">promises</text:p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</text:p>
            <text:p text:style-name="P26"><text:soft-page-break/><text:s/>דָּג גָּדוֹל לִבְלֹעַ </text:p>
            <text:p text:style-name="P26"/>
            <text:p text:style-name="P26">אֶת־יוֹנָה וַיְהִי </text:p>
            <text:p text:style-name="P26">יוֹנָה בִּמְעֵי הַדָּג </text:p>
            <text:p text:style-name="P26">שְׁלֹשָׁה יָמִים וּשְׁלֹשָׁה לֵילוֹת</text:p>
          </table:table-cell>
          <table:table-cell table:style-name="表26.B2" office:value-type="string">
            <text:p text:style-name="P27"/>
            <text:p text:style-name="P27"/>
            <text:p text:style-name="P27">and to weigh out / jehovah</text:p>
            <text:p text:style-name="P27"/>
            <text:p text:style-name="P27"><text:soft-page-break/></text:p>
            <text:p text:style-name="P27">a fish / great / towards to make away</text:p>
            <text:p text:style-name="P27"/>
            <text:p text:style-name="P27">entity – jonah / and to exist</text:p>
            <text:p text:style-name="P27"/>
            <text:p text:style-name="P27">jonah / in intestines / the fish</text:p>
            <text:p text:style-name="P27"/>
            <text:p text:style-name="P27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6">2:1</text:p>
            <text:p text:style-name="P26">וַיִּתְפַּלֵּל יוֹנָה אֶל־יְהוָה אֱלֹהָיו מִמְּעֵי הַדָּגָה</text:p>
          </table:table-cell>
          <table:table-cell table:style-name="表27.B1" office:value-type="string">
            <text:p text:style-name="P27"/>
            <text:p text:style-name="P27"/>
            <text:p text:style-name="P27">and to pray / jonah / to – jehovah</text:p>
            <text:p text:style-name="P27"/>
            <text:p text:style-name="P27">gods + his / from intestines / fish</text:p>
          </table:table-cell>
        </table:table-row>
        <table:table-row>
          <table:table-cell table:style-name="表27.A2" office:value-type="string">
            <text:p text:style-name="P26">2:2</text:p>
            <text:p text:style-name="P26">וַיֹּאמֶר קָרָאתִי מִצָּרָה לִי אֶל־יְהוָה</text:p>
            <text:p text:style-name="P26"><text:s/>וַיַּעֲנֵנִי מִבֶּטֶן </text:p>
            <text:p text:style-name="P26"><text:soft-page-break/></text:p>
            <text:p text:style-name="P26">שְׁאוֹל שִׁוַּעְתִּי שָׁמַעְתָּ קוֹלִי</text:p>
          </table:table-cell>
          <table:table-cell table:style-name="表27.B2" office:value-type="string">
            <text:p text:style-name="P27"/>
            <text:p text:style-name="P27"/>
            <text:p text:style-name="P27">and to say / to call out / from tightness</text:p>
            <text:p text:style-name="P27">towads + his / to – jehovah</text:p>
            <text:p text:style-name="P27"/>
            <text:p text:style-name="P27">and to respond + me / from <text:soft-page-break/>hollow</text:p>
            <text:p text:style-name="P27"/>
            <text:p text:style-name="P27">hades / to be free / to hear</text:p>
            <text:p text:style-name="P27"/>
            <text:p text:style-name="P27">voice + my</text:p>
          </table:table-cell>
        </table:table-row>
        <table:table-row>
          <table:table-cell table:style-name="表27.A2" office:value-type="string">
            <text:p text:style-name="P26">2:3</text:p>
            <text:p text:style-name="P26">וַתַּשְׁלִיכֵנִי מְצוּלָה</text:p>
            <text:p text:style-name="P26"/>
            <text:p text:style-name="P26"><text:s/>בִּלְבַב יַמִּים וְנָהָר יְסֹבְבֵנִי כָּל־מִשְׁבָּרֶי</text:p>
            <text:p text:style-name="P26">*</text:p>
            <text:p text:style-name="P26">וְגַלֶּי</text:p>
            <text:p text:style-name="P26">*</text:p>
            <text:p text:style-name="P26">עָלַי עָבָרוּ</text:p>
          </table:table-cell>
          <table:table-cell table:style-name="表27.B2" office:value-type="string">
            <text:p text:style-name="P27"/>
            <text:p text:style-name="P27"/>
            <text:p text:style-name="P27">and to throw out + me / a deep place</text:p>
            <text:p text:style-name="P27"/>
            <text:p text:style-name="P27"/>
            <text:p text:style-name="P27">to the heart / seas / and a steam</text:p>
            <text:p text:style-name="P27"/>
            <text:p text:style-name="P27">to surround + me / all – breaker + thy</text:p>
            <text:p text:style-name="P27"/>
            <text:p text:style-name="P27">and a heap + thy</text:p>
            <text:p text:style-name="P27"/>
            <text:p text:style-name="P27"/>
            <text:p text:style-name="P27"/>
            <text:p text:style-name="P27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6">2:4</text:p>
            <text:p text:style-name="P26"><text:soft-page-break/>וַאֲנִי אָמַרְתִּי נִגְרַשְׁתִּי מִנֶּגֶד עֵינֶי</text:p>
            <text:p text:style-name="P26">*</text:p>
            <text:p text:style-name="P26">אַ</text:p>
            <text:p text:style-name="P26">#</text:p>
            <text:p text:style-name="P26">אוֹסִיף לְהַבִּיט אֶל־הֵיכַל</text:p>
            <text:p text:style-name="P26"><text:s/>קָדְשֶׁ</text:p>
            <text:p text:style-name="P26">*</text:p>
          </table:table-cell>
          <table:table-cell table:style-name="表28.B1" office:value-type="string">
            <text:p text:style-name="P27"/>
            <text:p text:style-name="P27"/>
            <text:p text:style-name="P27"><text:soft-page-break/>and I / to say / to drive out</text:p>
            <text:p text:style-name="P27"/>
            <text:p text:style-name="P27">from a front / eye + thy</text:p>
            <text:p text:style-name="P27"/>
            <text:p text:style-name="P27"/>
            <text:p text:style-name="P27"/>
            <text:p text:style-name="P27">surely</text:p>
            <text:p text:style-name="P27"/>
            <text:p text:style-name="P27"/>
            <text:p text:style-name="P27">to add / towards to scan / towards – temple</text:p>
            <text:p text:style-name="P27"/>
            <text:p text:style-name="P27">sacred place + thy</text:p>
          </table:table-cell>
        </table:table-row>
        <table:table-row>
          <table:table-cell table:style-name="表28.A2" office:value-type="string">
            <text:p text:style-name="P26">2:5</text:p>
            <text:p text:style-name="P26">אֲפָפוּנִי מַיִם </text:p>
            <text:p text:style-name="P26">עַד־נֶפֶשׁ תְּהוֹם </text:p>
            <text:p text:style-name="P26">יְסֹבְבֵנִי סוּף </text:p>
            <text:p text:style-name="P26">חָבוּשׁ לְרֹאשִׁי</text:p>
          </table:table-cell>
          <table:table-cell table:style-name="表28.B2" office:value-type="string">
            <text:p text:style-name="P27"/>
            <text:p text:style-name="P27"/>
            <text:p text:style-name="P27">to surround + me / water</text:p>
            <text:p text:style-name="P27"/>
            <text:p text:style-name="P27">as far as – vitality / an abyss</text:p>
            <text:p text:style-name="P27"/>
            <text:p text:style-name="P27">to surround + me / papyrus</text:p>
            <text:p text:style-name="P27">to wrap / towards head + my</text:p>
          </table:table-cell>
        </table:table-row>
        <table:table-row>
          <table:table-cell table:style-name="表28.A2" office:value-type="string">
            <text:p text:style-name="P26">2:6</text:p>
            <text:p text:style-name="P26">לְקִצְבֵי הָרִים</text:p>
            <text:p text:style-name="P26"><text:s/>יָרַדְתִּי הָאָרֶץ בְּרִחֶיהָ בַעֲדִי לְעוֹלָם</text:p>
            <text:p text:style-name="P26"><text:s/>וַתַּעַל מִשַּׁחַת </text:p>
            <text:p text:style-name="P26">חַיַּי יְהוָה אֱלֹהָי</text:p>
          </table:table-cell>
          <table:table-cell table:style-name="表28.B2" office:value-type="string">
            <text:p text:style-name="P27"/>
            <text:p text:style-name="P27"/>
            <text:p text:style-name="P27">towards base / mountains</text:p>
            <text:p text:style-name="P27"/>
            <text:p text:style-name="P27">to descend / the land / a bolt + her</text:p>
            <text:p text:style-name="P27">against + me / towards eternity</text:p>
            <text:p text:style-name="P27"/>
            <text:p text:style-name="P27">and to ascend / from a pit</text:p>
            <text:p text:style-name="P27"/>
            <text:p text:style-name="P27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6">2:7</text:p>
            <text:p text:style-name="P26">בְּהִתְעַטֵּף עָלַי נַפְשִׁי</text:p>
            <text:p text:style-name="P26"><text:s/>אֶת־יְהוָה זָכָרְתִּי וַתָּבוֹא אֵלֶי</text:p>
            <text:p text:style-name="P26">*</text:p>
            <text:p text:style-name="P26">תְּפִלָּתִי אֶל־הֵיכַל </text:p>
            <text:p text:style-name="P26">קָדְשֶׁ</text:p>
            <text:p text:style-name="P26">*</text:p>
          </table:table-cell>
          <table:table-cell table:style-name="表29.B1" office:value-type="string">
            <text:p text:style-name="P27"/>
            <text:p text:style-name="P27"/>
            <text:p text:style-name="P27">in shroud / upon + my / vitality + my</text:p>
            <text:p text:style-name="P27">entity – jehovah / I remember</text:p>
            <text:p text:style-name="P27"/>
            <text:p text:style-name="P27">and to go,come / near + thy</text:p>
            <text:p text:style-name="P27"/>
            <text:p text:style-name="P27"/>
            <text:p text:style-name="P27">hymn + my / towards – palace</text:p>
            <text:p text:style-name="P27"/>
            <text:p text:style-name="P27">sacred + thy</text:p>
          </table:table-cell>
        </table:table-row>
        <table:table-row>
          <table:table-cell table:style-name="表29.A2" office:value-type="string">
            <text:p text:style-name="P26">2:8</text:p>
            <text:p text:style-name="P26">מְשַׁמְּרִים הַבְלֵי־שָׁוְא חַסְדָּם יַעֲזֹבוּ</text:p>
          </table:table-cell>
          <table:table-cell table:style-name="表29.B2" office:value-type="string">
            <text:p text:style-name="P27"/>
            <text:p text:style-name="P27"/>
            <text:p text:style-name="P27">to guard / emptiness – idolatry</text:p>
            <text:p text:style-name="P27"/>
            <text:p text:style-name="P27">pierty + their / to loosen</text:p>
          </table:table-cell>
        </table:table-row>
        <table:table-row>
          <table:table-cell table:style-name="表29.A2" office:value-type="string">
            <text:p text:style-name="P26">2:9</text:p>
            <text:p text:style-name="P26">וַאֲנִי בְּקוֹל תּוֹדָה אֶזְבְּחָה־לָּ</text:p>
            <text:p text:style-name="P26">#</text:p>
            <text:p text:style-name="P26"><text:soft-page-break/>אֲשֶׁר נָדַרְתִּי אֲשַׁלֵּמָה</text:p>
            <text:p text:style-name="P26"/>
            <text:p text:style-name="P26"><text:s/>יְשׁוּעָתָה לַיהוָה ס</text:p>
          </table:table-cell>
          <table:table-cell table:style-name="表29.B2" office:value-type="string">
            <text:p text:style-name="P27"/>
            <text:p text:style-name="P27">and I / in to call aloud / adoration</text:p>
            <text:p text:style-name="P27"/>
            <text:p text:style-name="P27">to slaughter animal – upon + thee</text:p>
            <text:p text:style-name="P27"/>
            <text:p text:style-name="P27"/>
            <text:p text:style-name="P27">who / I promise / to make <text:soft-page-break/>completed</text:p>
            <text:p text:style-name="P27"/>
            <text:p text:style-name="P27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50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50">[20200327_115755</text:p>
          </table:table-cell>
          <table:covered-table-cell/>
        </table:table-row>
        <table:table-row>
          <table:table-cell table:style-name="表29.A2" office:value-type="string">
            <text:p text:style-name="P26">2:10</text:p>
            <text:p text:style-name="P26">וַיֹּאמֶר יְהוָה לַדָּג וַיָּקֵא אֶת־יוֹנָה </text:p>
            <text:p text:style-name="P26">אֶל־הַיַּבָּשָׁה פ</text:p>
          </table:table-cell>
          <table:table-cell table:style-name="表29.B2" office:value-type="string">
            <text:p text:style-name="P27"/>
            <text:p text:style-name="P27"/>
            <text:p text:style-name="P27">and to say / jehovah / towards fish / and to vomit / entity – jonah</text:p>
            <text:p text:style-name="P27"/>
            <text:p text:style-name="P27"/>
            <text:p text:style-name="P27">towards – the dry ground</text:p>
          </table:table-cell>
        </table:table-row>
        <table:table-row>
          <table:table-cell table:style-name="表29.A2" office:value-type="string">
            <text:p text:style-name="P26">3:1</text:p>
            <text:p text:style-name="P26">וַיְהִי דְבַר־יְהוָה אֶל־יוֹנָה שֵׁנִית לֵאמֹר</text:p>
          </table:table-cell>
          <table:table-cell table:style-name="表29.B2" office:value-type="string">
            <text:p text:style-name="P27"/>
            <text:p text:style-name="P27"/>
            <text:p text:style-name="P27">and to come to pass / a word – jehovah / towards – jonah</text:p>
            <text:p text:style-name="P27">second / in to say</text:p>
          </table:table-cell>
        </table:table-row>
        <table:table-row>
          <table:table-cell table:style-name="表29.A2" office:value-type="string">
            <text:p text:style-name="P26">3:2</text:p>
            <text:p text:style-name="P26">קוּם לֵ</text:p>
            <text:p text:style-name="P26">#</text:p>
            <text:p text:style-name="P26">אֶל־נִינְוֵה הָעִיר הַגְּדוֹלָה וִּקְרָא אֵלֶיהָ</text:p>
            <text:p text:style-name="P26"/>
            <text:p text:style-name="P26"><text:s/>אֶת־הַקְּרִיאָה אֲשֶׁר אָנֹכִי דֹּבֵר אֵלֶי</text:p>
            <text:p text:style-name="P26">*</text:p>
          </table:table-cell>
          <table:table-cell table:style-name="表29.B2" office:value-type="string">
            <text:p text:style-name="P27"/>
            <text:p text:style-name="P27"/>
            <text:p text:style-name="P27">to rise / to walk</text:p>
            <text:p text:style-name="P27"/>
            <text:p text:style-name="P27"/>
            <text:p text:style-name="P27"/>
            <text:p text:style-name="P27">towards – nineveh / the city</text:p>
            <text:p text:style-name="P27"/>
            <text:p text:style-name="P27">the great / and to call out / towards + thereof</text:p>
            <text:p text:style-name="P27"/>
            <text:p text:style-name="P27">entity – the proclamation / that,which</text:p>
            <text:p text:style-name="P27">I / to speak / towards + thee</text:p>
          </table:table-cell>
        </table:table-row>
        <text:soft-page-break/>
        <table:table-row>
          <table:table-cell table:style-name="表29.A2" office:value-type="string">
            <text:p text:style-name="P26">3:3</text:p>
            <text:p text:style-name="P26">וַיָּקָם יוֹנָה וַיֵּלֶ</text:p>
            <text:p text:style-name="P26">#</text:p>
            <text:p text:style-name="P26">אֶל־נִינְוֶה כִּדְבַר יְהוָה</text:p>
            <text:p text:style-name="P26"/>
            <text:p text:style-name="P26"><text:s/>וְנִינְוֵה הָיְתָה עִיר־גְּדוֹלָה</text:p>
            <text:p text:style-name="P26"><text:s/>לֵאלֹהִים מַהֲלַ</text:p>
            <text:p text:style-name="P26">#</text:p>
            <text:p text:style-name="P26">שְׁלֹשֶׁת יָמִים</text:p>
          </table:table-cell>
          <table:table-cell table:style-name="表29.B2" office:value-type="string">
            <text:p text:style-name="P27"/>
            <text:p text:style-name="P27"/>
            <text:p text:style-name="P27">and to arise / jonah / and to walk</text:p>
            <text:p text:style-name="P27"/>
            <text:p text:style-name="P27"/>
            <text:p text:style-name="P27"/>
            <text:p text:style-name="P27">towards – nineveh / like a word / jehovah</text:p>
            <text:p text:style-name="P27"/>
            <text:p text:style-name="P27">and nineveh / to come to pass / city – great</text:p>
            <text:p text:style-name="P27"/>
            <text:p text:style-name="P27"/>
            <text:p text:style-name="P27"/>
            <text:p text:style-name="P27">towards gods / a walk</text:p>
            <text:p text:style-name="P27"/>
            <text:p text:style-name="P27"/>
            <text:p text:style-name="P27">three / days</text:p>
          </table:table-cell>
        </table:table-row>
        <table:table-row>
          <table:table-cell table:style-name="表29.A2" office:value-type="string">
            <text:p text:style-name="P51">/] 20200327_121206</text:p>
          </table:table-cell>
          <table:table-cell table:style-name="表29.B2" office:value-type="string">
            <text:p text:style-name="P27"/>
          </table:table-cell>
        </table:table-row>
        <table:table-row>
          <table:table-cell table:style-name="表29.A2" office:value-type="string">
            <text:p text:style-name="P51">[</text:p>
          </table:table-cell>
          <table:table-cell table:style-name="表29.B2" office:value-type="string">
            <text:p text:style-name="P33">@@@</text:p>
          </table:table-cell>
        </table:table-row>
        <table:table-row>
          <table:table-cell table:style-name="表29.A2" office:value-type="string">
            <text:p text:style-name="P33"/>
          </table:table-cell>
          <table:table-cell table:style-name="表29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6"/>
          </table:table-cell>
          <table:table-cell table:style-name="表30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89885504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ext:soft-page-break/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8110753708963372233" text:style-name="L2">
        <text:list-item>
          <text:p text:style-name="P35">time label ==&gt; paste</text:p>
        </text:list-item>
        <text:list-item>
          <text:p text:style-name="P35"><text:soft-page-break/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27T12:12:34.43</dc:date>
    <dc:creator>iwabuchi ken</dc:creator>
    <meta:editing-duration>P4DT12H13M30S</meta:editing-duration>
    <meta:editing-cycles>248</meta:editing-cycles>
    <meta:generator>OpenOffice/4.1.3$Win32 OpenOffice.org_project/413m1$Build-9783</meta:generator>
    <meta:document-statistic meta:table-count="35" meta:image-count="0" meta:object-count="0" meta:page-count="38" meta:paragraph-count="937" meta:word-count="4158" meta:character-count="22061"/>
  </office:meta>
</office:document-meta>
</file>